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aa4e" officeooo:paragraph-rsid="000daa4e"/>
    </style:style>
    <style:style style:name="P2" style:family="paragraph" style:parent-style-name="Standard">
      <style:paragraph-properties fo:text-align="center" style:justify-single-word="false"/>
      <style:text-properties officeooo:rsid="000daa4e" officeooo:paragraph-rsid="000daa4e"/>
    </style:style>
    <style:style style:name="P3" style:family="paragraph" style:parent-style-name="Standard">
      <style:text-properties officeooo:rsid="000daa4e" officeooo:paragraph-rsid="000fa351"/>
    </style:style>
    <style:style style:name="P4" style:family="paragraph" style:parent-style-name="Standard">
      <style:text-properties fo:font-size="8pt" officeooo:rsid="000daa4e" officeooo:paragraph-rsid="000fa351" style:font-size-asian="8pt" style:font-size-complex="8pt"/>
    </style:style>
    <style:style style:name="P5" style:family="paragraph" style:parent-style-name="Standard">
      <style:text-properties fo:font-style="italic" officeooo:rsid="000daa4e" officeooo:paragraph-rsid="000daa4e" style:font-style-asian="italic" style:font-style-complex="italic"/>
    </style:style>
    <style:style style:name="P6" style:family="paragraph" style:parent-style-name="Standard">
      <style:text-properties officeooo:rsid="001e6259" officeooo:paragraph-rsid="001e6259"/>
    </style:style>
    <style:style style:name="P7" style:family="paragraph" style:parent-style-name="Standard">
      <style:text-properties officeooo:rsid="001e80ab" officeooo:paragraph-rsid="001e80ab"/>
    </style:style>
    <style:style style:name="P8" style:family="paragraph" style:parent-style-name="Standard">
      <style:text-properties officeooo:rsid="0021877e" officeooo:paragraph-rsid="0021877e"/>
    </style:style>
    <style:style style:name="P9" style:family="paragraph" style:parent-style-name="Standard">
      <style:paragraph-properties fo:break-before="page"/>
      <style:text-properties officeooo:rsid="001b0659" officeooo:paragraph-rsid="001b0659"/>
    </style:style>
    <style:style style:name="T1" style:family="text">
      <style:text-properties fo:background-color="#ffff99" loext:char-shading-value="0"/>
    </style:style>
    <style:style style:name="T2" style:family="text">
      <style:text-properties officeooo:rsid="0015a64a" fo:background-color="#ffff99" loext:char-shading-value="0"/>
    </style:style>
    <style:style style:name="T3" style:family="text">
      <style:text-properties officeooo:rsid="0012f371" fo:background-color="#ffff99" loext:char-shading-value="0"/>
    </style:style>
    <style:style style:name="T4" style:family="text">
      <style:text-properties officeooo:rsid="0018bcf5" fo:background-color="#ffff99" loext:char-shading-value="0"/>
    </style:style>
    <style:style style:name="T5" style:family="text">
      <style:text-properties officeooo:rsid="000fa351"/>
    </style:style>
    <style:style style:name="T6" style:family="text">
      <style:text-properties officeooo:rsid="0012f371"/>
    </style:style>
    <style:style style:name="T7" style:family="text">
      <style:text-properties officeooo:rsid="0015a64a"/>
    </style:style>
    <style:style style:name="T8" style:family="text">
      <style:text-properties officeooo:rsid="0015a64a" fo:background-color="#ff6600" loext:char-shading-value="0"/>
    </style:style>
    <style:style style:name="T9" style:family="text">
      <style:text-properties officeooo:rsid="0012f371" fo:background-color="#ff6600" loext:char-shading-value="0"/>
    </style:style>
    <style:style style:name="T10" style:family="text">
      <style:text-properties fo:background-color="#ff3333" loext:char-shading-value="0"/>
    </style:style>
    <style:style style:name="T11" style:family="text">
      <style:text-properties officeooo:rsid="0015a64a" fo:background-color="#ff33ff" loext:char-shading-value="0"/>
    </style:style>
    <style:style style:name="T12" style:family="text">
      <style:text-properties officeooo:rsid="0012f371" fo:background-color="#ff33ff" loext:char-shading-value="0"/>
    </style:style>
    <style:style style:name="T13" style:family="text">
      <style:text-properties officeooo:rsid="000fa351" fo:background-color="#ff33ff" loext:char-shading-value="0"/>
    </style:style>
    <style:style style:name="T14" style:family="text">
      <style:text-properties fo:background-color="#ff33ff" loext:char-shading-value="0"/>
    </style:style>
    <style:style style:name="T15" style:family="text">
      <style:text-properties officeooo:rsid="0015a64a" fo:background-color="#9900ff" loext:char-shading-value="0"/>
    </style:style>
    <style:style style:name="T16" style:family="text">
      <style:text-properties officeooo:rsid="0012f371" fo:background-color="#9900ff" loext:char-shading-value="0"/>
    </style:style>
    <style:style style:name="T17" style:family="text">
      <style:text-properties officeooo:rsid="000fa351" fo:background-color="#9900ff" loext:char-shading-value="0"/>
    </style:style>
    <style:style style:name="T18" style:family="text">
      <style:text-properties officeooo:rsid="00111db0" fo:background-color="#9900ff" loext:char-shading-value="0"/>
    </style:style>
    <style:style style:name="T19" style:family="text">
      <style:text-properties fo:background-color="#9900ff" loext:char-shading-value="0"/>
    </style:style>
    <style:style style:name="T20" style:family="text">
      <style:text-properties officeooo:rsid="0015a64a" fo:background-color="#6666ff" loext:char-shading-value="0"/>
    </style:style>
    <style:style style:name="T21" style:family="text">
      <style:text-properties officeooo:rsid="0012f371" fo:background-color="#6666ff" loext:char-shading-value="0"/>
    </style:style>
    <style:style style:name="T22" style:family="text">
      <style:text-properties officeooo:rsid="000fa351" fo:background-color="#6666ff" loext:char-shading-value="0"/>
    </style:style>
    <style:style style:name="T23" style:family="text">
      <style:text-properties officeooo:rsid="00111db0" fo:background-color="#6666ff" loext:char-shading-value="0"/>
    </style:style>
    <style:style style:name="T24" style:family="text">
      <style:text-properties fo:background-color="#6666ff" loext:char-shading-value="0"/>
    </style:style>
    <style:style style:name="T25" style:family="text">
      <style:text-properties officeooo:rsid="0015a64a" fo:background-color="#66ffff" loext:char-shading-value="0"/>
    </style:style>
    <style:style style:name="T26" style:family="text">
      <style:text-properties officeooo:rsid="0012f371" fo:background-color="#66ffff" loext:char-shading-value="0"/>
    </style:style>
    <style:style style:name="T27" style:family="text">
      <style:text-properties officeooo:rsid="000fa351" fo:background-color="#66ffff" loext:char-shading-value="0"/>
    </style:style>
    <style:style style:name="T28" style:family="text">
      <style:text-properties officeooo:rsid="00111db0" fo:background-color="#66ffff" loext:char-shading-value="0"/>
    </style:style>
    <style:style style:name="T29" style:family="text">
      <style:text-properties fo:background-color="#66ffff" loext:char-shading-value="0"/>
    </style:style>
    <style:style style:name="T30" style:family="text">
      <style:text-properties officeooo:rsid="0015a64a" fo:background-color="transparent" loext:char-shading-value="0"/>
    </style:style>
    <style:style style:name="T31" style:family="text">
      <style:text-properties officeooo:rsid="001b0659"/>
    </style:style>
    <style:style style:name="T32" style:family="text">
      <style:text-properties officeooo:rsid="001e80ab"/>
    </style:style>
    <style:style style:name="T33" style:family="text">
      <style:text-properties fo:background-color="#99ff66" loext:char-shading-value="0"/>
    </style:style>
    <style:style style:name="T34" style:family="text">
      <style:text-properties officeooo:rsid="001fe691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2f371" style:font-weight-asian="bold" style:font-weight-complex="bold"/>
    </style:style>
    <style:style style:name="T37" style:family="text">
      <style:text-properties fo:font-weight="bold" officeooo:rsid="0015a64a" style:font-weight-asian="bold" style:font-weight-complex="bold"/>
    </style:style>
    <style:style style:name="T38" style:family="text">
      <style:text-properties officeooo:rsid="0021877e"/>
    </style:style>
    <style:style style:name="T39" style:family="text">
      <style:text-properties officeooo:rsid="00218a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ermutative Binary Numbers</text:p>
      <text:p text:style-name="P2">by Sven Nilsen, 2018</text:p>
      <text:p text:style-name="P1"/>
      <text:p text:style-name="P5">In this paper I represent a number system that extends the binary numbers <text:span text:style-name="T31">with permutations of the positions of non-zero bits. Using this system, I show there is a close mathematical connection between sub-groups of permutations and non-zero bits of binary numbers. The combined system can be used to reason about one system in terms of the other, making some proofs in number theory easier.</text:span></text:p>
      <text:p text:style-name="P1"/>
      <text:p text:style-name="P6">In Location arithmetic, an represenation of binary numbers, <text:span text:style-name="T32">the</text:span> <text:span text:style-name="T32">powers of 2 are assigned a letter each:</text:span></text:p>
      <text:p text:style-name="P1"/>
      <text:p text:style-name="P1"><text:tab/>a = 1</text:p>
      <text:p text:style-name="P1"><text:tab/>b = 2</text:p>
      <text:p text:style-name="P1"><text:tab/>c = 3</text:p>
      <text:p text:style-name="P1"><text:tab/>d = 4</text:p>
      <text:p text:style-name="P1"><text:tab/>e = 5</text:p>
      <text:p text:style-name="P1"><text:tab/>…</text:p>
      <text:p text:style-name="P1"/>
      <text:p text:style-name="P7">For example, the number `7` can be written “abc”, but also “acb” and every permutation. All permutations of letters are equal.</text:p>
      <text:p text:style-name="P7"/>
      <text:p text:style-name="P7">What if the binary numbers were extended such that these permutations were ordered? It would correspond to permuting the powers of 2 of non-zero <text:span text:style-name="T38">bits</text:span>:</text:p>
      <text:p text:style-name="P1"/>
      <text:p text:style-name="P1"><text:tab/><text:span text:style-name="T5">0000</text:span>0<text:tab/>0<text:tab/>.</text:p>
      <text:p text:style-name="P1"><text:tab/><text:span text:style-name="T5">0</text:span>0001<text:tab/>1<text:tab/>a</text:p>
      <text:p text:style-name="P1"><text:tab/><text:span text:style-name="T5">0</text:span>0010<text:tab/>2<text:tab/>b</text:p>
      <text:p text:style-name="P1"><text:tab/><text:span text:style-name="T5">0</text:span>0011<text:tab/>3<text:tab/><text:span text:style-name="T33">ab</text:span><text:tab/><text:span text:style-name="T33">ba</text:span></text:p>
      <text:p text:style-name="P1"><text:tab/><text:span text:style-name="T5">0</text:span>0100<text:tab/>4<text:tab/>c</text:p>
      <text:p text:style-name="P1"><text:tab/><text:span text:style-name="T5">0</text:span>0101<text:tab/>5<text:tab/><text:span text:style-name="T10">ac</text:span><text:tab/><text:span text:style-name="T10">ca</text:span></text:p>
      <text:p text:style-name="P1"><text:tab/><text:span text:style-name="T5">0</text:span>0110<text:tab/>6<text:tab/><text:span text:style-name="T1">bc</text:span><text:tab/><text:span text:style-name="T1">cb</text:span></text:p>
      <text:p text:style-name="P1"><text:tab/><text:span text:style-name="T5">0</text:span>0111<text:tab/>7<text:tab/>a<text:span text:style-name="T1">bc</text:span><text:tab/>a<text:span text:style-name="T1">cb</text:span><text:tab/>b<text:span text:style-name="T10">ac</text:span><text:tab/>b<text:span text:style-name="T10">ca</text:span><text:tab/>c<text:span text:style-name="T33">ab</text:span><text:tab/>c<text:span text:style-name="T33">ba</text:span></text:p>
      <text:p text:style-name="P1"><text:tab/><text:span text:style-name="T5">0</text:span>1000<text:tab/>8<text:tab/>d</text:p>
      <text:p text:style-name="P1"><text:tab/><text:span text:style-name="T5">0</text:span>1001<text:tab/>9<text:tab/>ad<text:tab/><text:span text:style-name="T5">da</text:span></text:p>
      <text:p text:style-name="P1"><text:tab/><text:span text:style-name="T5">0</text:span>1010<text:tab/>10<text:tab/><text:span text:style-name="T5">bd<text:tab/>db</text:span></text:p>
      <text:p text:style-name="P1"><text:tab/><text:span text:style-name="T5">0</text:span>1011<text:tab/>11<text:tab/><text:span text:style-name="T5">abd<text:tab/>adb<text:tab/>bad<text:tab/>bda<text:tab/>dab<text:tab/>dba</text:span></text:p>
      <text:p text:style-name="P1"><text:tab/><text:span text:style-name="T5">0</text:span>1100<text:tab/>12<text:tab/><text:span text:style-name="T5">cd<text:tab/>dc</text:span></text:p>
      <text:p text:style-name="P1"><text:tab/><text:span text:style-name="T5">0</text:span>1101<text:tab/>13<text:tab/><text:span text:style-name="T5">acd<text:tab/>adc<text:tab/>cad<text:tab/>cda<text:tab/>dac<text:tab/>dca</text:span></text:p>
      <text:p text:style-name="P1"><text:tab/><text:span text:style-name="T5">0</text:span>1110<text:tab/>14<text:tab/><text:span text:style-name="T5">bcd<text:tab/>bdc<text:tab/>cbd<text:tab/>cdb<text:tab/>dbc<text:tab/>dcb</text:span></text:p>
      <text:p text:style-name="P1"><text:tab/><text:span text:style-name="T5">0</text:span>1111<text:tab/>15<text:tab/><text:span text:style-name="T5">abcd<text:tab/>abdc<text:tab/>acbd<text:tab/>acdb<text:tab/>adbc<text:tab/>adcb<text:tab/>bacd<text:tab/>badc<text:tab/>bcad<text:tab/>bcda<text:tab/>…</text:span></text:p>
      <text:p text:style-name="P1"><text:tab/><text:span text:style-name="T5">10000<text:tab/>16<text:tab/>e</text:span></text:p>
      <text:p text:style-name="P1"><text:tab/>…</text:p>
      <text:p text:style-name="P1"/>
      <text:p text:style-name="P7">Notice that the sub-groups of permutations occur previously defined for some number. This is because <text:span text:style-name="T34">when</text:span> you subtract a <text:span text:style-name="T39">bit</text:span>, you end up with a binary number for which <text:span text:style-name="T34">the sub-group must be defined:</text:span></text:p>
      <text:p text:style-name="P7"/>
      <text:p text:style-name="P7"><text:tab/> <text:span text:style-name="T5">00111 – </text:span>00001 = 00110<text:tab/>“<text:span text:style-name="T34">6” is sub-group of “7a” since `7 – 1(a) = 6`</text:span></text:p>
      <text:p text:style-name="P9">By grouping sub-permutations by recursive sequences, one gets the following <text:span text:style-name="T34">pattern</text:span>:</text:p>
      <text:p text:style-name="P3"/>
      <text:p text:style-name="P4"><text:tab/><text:span text:style-name="T6">00000</text:span>0<text:tab/>0<text:tab/>.</text:p>
      <text:p text:style-name="P4"><text:tab/><text:span text:style-name="T6">00</text:span>0001<text:tab/>1<text:tab/><text:span text:style-name="T29">a</text:span></text:p>
      <text:p text:style-name="P4"><text:tab/><text:span text:style-name="T6">00</text:span>0010<text:tab/><text:span text:style-name="T35">2</text:span><text:tab/><text:tab/><text:span text:style-name="T24">b</text:span></text:p>
      <text:p text:style-name="P4"><text:tab/><text:span text:style-name="T6">00</text:span>0011<text:tab/><text:span text:style-name="T35">3</text:span><text:tab/><text:span text:style-name="T29">a</text:span><text:span text:style-name="T28">2</text:span><text:tab/><text:span text:style-name="T24">b</text:span><text:span text:style-name="T23">1</text:span></text:p>
      <text:p text:style-name="P4"><text:tab/><text:span text:style-name="T6">00</text:span>0100<text:tab/>4<text:tab/><text:tab/><text:tab/><text:span text:style-name="T19">c</text:span></text:p>
      <text:p text:style-name="P4"><text:tab/><text:span text:style-name="T6">00</text:span>0101<text:tab/><text:span text:style-name="T35">5</text:span><text:tab/><text:span text:style-name="T29">a</text:span><text:span text:style-name="T28">4</text:span><text:tab/><text:tab/><text:span text:style-name="T19">c</text:span><text:span text:style-name="T18">1</text:span></text:p>
      <text:p text:style-name="P4"><text:tab/><text:span text:style-name="T6">00</text:span>0110<text:tab/>6<text:tab/><text:tab/><text:span text:style-name="T24">b</text:span><text:span text:style-name="T23">4</text:span><text:tab/><text:span text:style-name="T19">c</text:span><text:span text:style-name="T18">2</text:span></text:p>
      <text:p text:style-name="P4"><text:tab/><text:span text:style-name="T6">00</text:span>0111<text:tab/><text:span text:style-name="T35">7</text:span><text:tab/><text:span text:style-name="T29">a</text:span><text:span text:style-name="T28">6</text:span><text:tab/><text:span text:style-name="T24">b</text:span><text:span text:style-name="T23">5</text:span><text:tab/><text:span text:style-name="T19">c</text:span><text:span text:style-name="T18">3</text:span></text:p>
      <text:p text:style-name="P4"><text:tab/><text:span text:style-name="T6">00</text:span>1000<text:tab/>8<text:tab/><text:tab/><text:tab/><text:tab/><text:span text:style-name="T14">d</text:span></text:p>
      <text:p text:style-name="P4"><text:tab/><text:span text:style-name="T6">00</text:span>1001<text:tab/>9<text:tab/><text:span text:style-name="T29">a</text:span><text:span text:style-name="T28">8</text:span><text:tab/><text:tab/><text:tab/><text:span text:style-name="T13">d1</text:span></text:p>
      <text:p text:style-name="P4"><text:tab/><text:span text:style-name="T6">00</text:span>1010<text:tab/>10<text:tab/><text:tab/><text:span text:style-name="T22">b8</text:span><text:span text:style-name="T5"><text:tab/><text:tab/></text:span><text:span text:style-name="T13">d2</text:span></text:p>
      <text:p text:style-name="P4"><text:tab/><text:span text:style-name="T6">00</text:span>1011<text:tab/><text:span text:style-name="T35">11</text:span><text:tab/><text:span text:style-name="T27">a10</text:span><text:span text:style-name="T5"><text:tab/></text:span><text:span text:style-name="T22">b9</text:span><text:span text:style-name="T5"><text:tab/><text:tab/></text:span><text:span text:style-name="T13">d3</text:span></text:p>
      <text:p text:style-name="P4"><text:tab/><text:span text:style-name="T6">00</text:span>1100<text:tab/>12<text:tab/><text:tab/><text:tab/><text:span text:style-name="T17">c8</text:span><text:span text:style-name="T5"><text:tab/></text:span><text:span text:style-name="T13">d4</text:span></text:p>
      <text:p text:style-name="P4"><text:tab/><text:span text:style-name="T6">00</text:span>1101<text:tab/><text:span text:style-name="T35">13</text:span><text:tab/><text:span text:style-name="T27">a12</text:span><text:span text:style-name="T5"><text:tab/><text:tab/></text:span><text:span text:style-name="T17">c9</text:span><text:span text:style-name="T5"><text:tab/></text:span><text:span text:style-name="T13">d5</text:span></text:p>
      <text:p text:style-name="P4"><text:tab/><text:span text:style-name="T6">00</text:span>1110<text:tab/>14<text:tab/><text:tab/><text:span text:style-name="T22">b12</text:span><text:span text:style-name="T5"><text:tab/></text:span><text:span text:style-name="T17">c10</text:span><text:span text:style-name="T5"><text:tab/></text:span><text:span text:style-name="T13">d6</text:span></text:p>
      <text:p text:style-name="P4"><text:tab/><text:span text:style-name="T6">00</text:span>1111<text:tab/>15<text:tab/><text:span text:style-name="T27">a14</text:span><text:span text:style-name="T5"><text:tab/></text:span><text:span text:style-name="T22">b13</text:span><text:span text:style-name="T5"><text:tab/></text:span><text:span text:style-name="T17">c11</text:span><text:span text:style-name="T5"><text:tab/></text:span><text:span text:style-name="T13">d7</text:span></text:p>
      <text:p text:style-name="P4"><text:tab/><text:span text:style-name="T6">010000<text:tab/>16<text:tab/><text:tab/><text:tab/><text:tab/><text:tab/></text:span><text:span text:style-name="T9">e</text:span></text:p>
      <text:p text:style-name="P4"><text:tab/><text:span text:style-name="T6">010001<text:tab/></text:span><text:span text:style-name="T36">17</text:span><text:span text:style-name="T6"><text:tab/></text:span><text:span text:style-name="T26">a16</text:span><text:span text:style-name="T6"><text:tab/><text:tab/><text:tab/><text:tab/></text:span><text:span text:style-name="T9">e1</text:span></text:p>
      <text:p text:style-name="P4"><text:tab/><text:span text:style-name="T6">010010<text:tab/>18<text:tab/><text:tab/></text:span><text:span text:style-name="T21">b16</text:span><text:span text:style-name="T6"><text:tab/><text:tab/><text:tab/></text:span><text:span text:style-name="T9">e2</text:span></text:p>
      <text:p text:style-name="P4"><text:tab/><text:span text:style-name="T6">010011<text:tab/></text:span><text:span text:style-name="T36">19</text:span><text:span text:style-name="T6"><text:tab/></text:span><text:span text:style-name="T26">a18</text:span><text:span text:style-name="T6"><text:tab/></text:span><text:span text:style-name="T21">b17</text:span><text:span text:style-name="T6"><text:tab/><text:tab/><text:tab/></text:span><text:span text:style-name="T9">e3</text:span></text:p>
      <text:p text:style-name="P4"><text:tab/><text:span text:style-name="T6">010100<text:tab/>20<text:tab/><text:tab/><text:tab/></text:span><text:span text:style-name="T16">c16</text:span><text:span text:style-name="T6"><text:tab/><text:tab/></text:span><text:span text:style-name="T9">e4</text:span></text:p>
      <text:p text:style-name="P4"><text:tab/><text:span text:style-name="T6">010101<text:tab/>21<text:tab/></text:span><text:span text:style-name="T26">a20</text:span><text:span text:style-name="T6"><text:tab/><text:tab/></text:span><text:span text:style-name="T16">c17</text:span><text:span text:style-name="T6"><text:tab/><text:tab/></text:span><text:span text:style-name="T9">e5</text:span></text:p>
      <text:p text:style-name="P4"><text:tab/><text:span text:style-name="T6">010110<text:tab/>22<text:tab/><text:tab/></text:span><text:span text:style-name="T21">b20</text:span><text:span text:style-name="T6"><text:tab/></text:span><text:span text:style-name="T16">c18</text:span><text:span text:style-name="T6"><text:tab/><text:tab/></text:span><text:span text:style-name="T9">e6</text:span></text:p>
      <text:p text:style-name="P4"><text:tab/><text:span text:style-name="T6">010111<text:tab/></text:span><text:span text:style-name="T36">23</text:span><text:span text:style-name="T6"><text:tab/></text:span><text:span text:style-name="T26">a22</text:span><text:span text:style-name="T6"><text:tab/></text:span><text:span text:style-name="T21">b21</text:span><text:span text:style-name="T6"><text:tab/></text:span><text:span text:style-name="T16">c19</text:span><text:span text:style-name="T6"><text:tab/><text:tab/></text:span><text:span text:style-name="T9">e7</text:span></text:p>
      <text:p text:style-name="P4"><text:tab/><text:span text:style-name="T6">011000<text:tab/>24<text:tab/><text:tab/><text:tab/><text:tab/></text:span><text:span text:style-name="T12">d16</text:span><text:span text:style-name="T6"><text:tab/></text:span><text:span text:style-name="T9">e8</text:span></text:p>
      <text:p text:style-name="P4"><text:tab/><text:span text:style-name="T6">011001<text:tab/>25<text:tab/></text:span><text:span text:style-name="T26">a24</text:span><text:span text:style-name="T6"><text:tab/><text:tab/><text:tab/></text:span><text:span text:style-name="T12">d17</text:span><text:span text:style-name="T6"><text:tab/></text:span><text:span text:style-name="T9">e9</text:span></text:p>
      <text:p text:style-name="P4"><text:tab/><text:span text:style-name="T6">011010<text:tab/>26<text:tab/><text:tab/></text:span><text:span text:style-name="T21">b24</text:span><text:span text:style-name="T6"><text:tab/><text:tab/></text:span><text:span text:style-name="T12">d18</text:span><text:span text:style-name="T6"><text:tab/></text:span><text:span text:style-name="T9">e10</text:span></text:p>
      <text:p text:style-name="P4"><text:tab/><text:span text:style-name="T6">011011<text:tab/>27<text:tab/></text:span><text:span text:style-name="T26">a26</text:span><text:span text:style-name="T6"><text:tab/></text:span><text:span text:style-name="T21">b25</text:span><text:span text:style-name="T6"><text:tab/><text:tab/></text:span><text:span text:style-name="T12">d19</text:span><text:span text:style-name="T6"><text:tab/></text:span><text:span text:style-name="T9">e11</text:span></text:p>
      <text:p text:style-name="P4"><text:tab/><text:span text:style-name="T6">011100<text:tab/>28<text:tab/><text:tab/><text:tab/></text:span><text:span text:style-name="T16">c24</text:span><text:span text:style-name="T6"><text:tab/></text:span><text:span text:style-name="T12">d20</text:span><text:span text:style-name="T6"><text:tab/></text:span><text:span text:style-name="T9">e12</text:span></text:p>
      <text:p text:style-name="P4"><text:tab/><text:span text:style-name="T6">011101<text:tab/></text:span><text:span text:style-name="T36">29</text:span><text:span text:style-name="T6"><text:tab/></text:span><text:span text:style-name="T26">a28</text:span><text:span text:style-name="T6"><text:tab/><text:tab/></text:span><text:span text:style-name="T16">c25</text:span><text:span text:style-name="T6"><text:tab/></text:span><text:span text:style-name="T12">d21</text:span><text:span text:style-name="T6"><text:tab/></text:span><text:span text:style-name="T9">e13</text:span></text:p>
      <text:p text:style-name="P4"><text:tab/><text:span text:style-name="T6">011110<text:tab/>30<text:tab/><text:tab/></text:span><text:span text:style-name="T21">b28</text:span><text:span text:style-name="T6"><text:tab/></text:span><text:span text:style-name="T16">c26</text:span><text:span text:style-name="T6"><text:tab/></text:span><text:span text:style-name="T12">d22</text:span><text:span text:style-name="T6"><text:tab/></text:span><text:span text:style-name="T9">e14</text:span></text:p>
      <text:p text:style-name="P4"><text:tab/><text:span text:style-name="T6">011111<text:tab/></text:span><text:span text:style-name="T36">31</text:span><text:span text:style-name="T6"><text:tab/></text:span><text:span text:style-name="T26">a30</text:span><text:span text:style-name="T6"><text:tab/></text:span><text:span text:style-name="T21">b29</text:span><text:span text:style-name="T6"><text:tab/></text:span><text:span text:style-name="T16">c27</text:span><text:span text:style-name="T6"><text:tab/></text:span><text:span text:style-name="T12">d23</text:span><text:span text:style-name="T6"><text:tab/></text:span><text:span text:style-name="T9">e15</text:span></text:p>
      <text:p text:style-name="P4"><text:tab/><text:span text:style-name="T6">100000<text:tab/>32<text:tab/><text:tab/><text:tab/><text:tab/><text:tab/><text:tab/></text:span><text:span text:style-name="T3">f</text:span></text:p>
      <text:p text:style-name="P4"><text:tab/><text:span text:style-name="T6">100001<text:tab/>33<text:tab/></text:span><text:span text:style-name="T26">a32</text:span><text:span text:style-name="T6"><text:tab/><text:tab/><text:tab/><text:tab/><text:tab/></text:span><text:span text:style-name="T3">f1</text:span></text:p>
      <text:p text:style-name="P4"><text:tab/><text:span text:style-name="T6">100010<text:tab/>34<text:tab/><text:tab/></text:span><text:span text:style-name="T21">b32</text:span><text:span text:style-name="T6"><text:tab/><text:tab/><text:tab/><text:tab/></text:span><text:span text:style-name="T3">f2</text:span></text:p>
      <text:p text:style-name="P4"><text:tab/><text:span text:style-name="T6">100011<text:tab/>35<text:tab/></text:span><text:span text:style-name="T26">a34</text:span><text:span text:style-name="T6"><text:tab/></text:span><text:span text:style-name="T21">b33</text:span><text:span text:style-name="T6"><text:tab/><text:tab/><text:tab/><text:tab/></text:span><text:span text:style-name="T3">f3</text:span></text:p>
      <text:p text:style-name="P4"><text:tab/><text:span text:style-name="T6">100100<text:tab/>36<text:tab/><text:tab/><text:tab/></text:span><text:span text:style-name="T16">c32</text:span><text:span text:style-name="T6"><text:tab/><text:tab/><text:tab/></text:span><text:span text:style-name="T3">f4</text:span></text:p>
      <text:p text:style-name="P4"><text:tab/><text:span text:style-name="T6">100101<text:tab/></text:span><text:span text:style-name="T36">37</text:span><text:span text:style-name="T6"><text:tab/></text:span><text:span text:style-name="T26">a36</text:span><text:span text:style-name="T6"><text:tab/><text:tab/></text:span><text:span text:style-name="T16">c33</text:span><text:span text:style-name="T6"><text:tab/><text:tab/><text:tab/></text:span><text:span text:style-name="T3">f5</text:span></text:p>
      <text:p text:style-name="P4"><text:tab/><text:span text:style-name="T6">100110<text:tab/>38<text:tab/><text:tab/></text:span><text:span text:style-name="T21">b36</text:span><text:span text:style-name="T6"><text:tab/></text:span><text:span text:style-name="T16">c34</text:span><text:span text:style-name="T6"><text:tab/><text:tab/><text:tab/></text:span><text:span text:style-name="T3">f6</text:span></text:p>
      <text:p text:style-name="P4"><text:tab/><text:span text:style-name="T6">100111<text:tab/></text:span><text:span text:style-name="T36">39</text:span><text:span text:style-name="T6"><text:tab/></text:span><text:span text:style-name="T26">a38</text:span><text:span text:style-name="T6"><text:tab/></text:span><text:span text:style-name="T21">b37</text:span><text:span text:style-name="T6"><text:tab/></text:span><text:span text:style-name="T16">c35</text:span><text:span text:style-name="T6"><text:tab/><text:tab/><text:tab/></text:span><text:span text:style-name="T3">f7</text:span></text:p>
      <text:p text:style-name="P4"><text:tab/><text:span text:style-name="T6">101000<text:tab/>40<text:tab/><text:tab/><text:tab/><text:tab/></text:span><text:span text:style-name="T12">d32</text:span><text:span text:style-name="T6"><text:tab/><text:tab/></text:span><text:span text:style-name="T3">f8</text:span></text:p>
      <text:p text:style-name="P4"><text:tab/><text:span text:style-name="T6">101001<text:tab/></text:span><text:span text:style-name="T36">41</text:span><text:span text:style-name="T6"><text:tab/></text:span><text:span text:style-name="T26">a40</text:span><text:span text:style-name="T6"><text:tab/><text:tab/><text:tab/></text:span><text:span text:style-name="T12">d33</text:span><text:span text:style-name="T6"><text:tab/><text:tab/></text:span><text:span text:style-name="T3">f9</text:span></text:p>
      <text:p text:style-name="P4"><text:tab/><text:span text:style-name="T6">101010<text:tab/>42<text:tab/><text:tab/></text:span><text:span text:style-name="T21">b40</text:span><text:span text:style-name="T6"><text:tab/><text:tab/></text:span><text:span text:style-name="T12">d34</text:span><text:span text:style-name="T6"><text:tab/><text:tab/></text:span><text:span text:style-name="T3">f10</text:span></text:p>
      <text:p text:style-name="P4"><text:tab/><text:span text:style-name="T6">101011<text:tab/></text:span><text:span text:style-name="T36">43</text:span><text:span text:style-name="T6"><text:tab/></text:span><text:span text:style-name="T26">a42</text:span><text:span text:style-name="T6"><text:tab/></text:span><text:span text:style-name="T21">b41</text:span><text:span text:style-name="T6"><text:tab/><text:tab/></text:span><text:span text:style-name="T12">d35</text:span><text:span text:style-name="T6"><text:tab/><text:tab/></text:span><text:span text:style-name="T3">f11</text:span></text:p>
      <text:p text:style-name="P4"><text:tab/><text:span text:style-name="T6">101100<text:tab/>44<text:tab/><text:tab/><text:tab/></text:span><text:span text:style-name="T16">c40</text:span><text:span text:style-name="T6"><text:tab/></text:span><text:span text:style-name="T12">d36</text:span><text:span text:style-name="T6"><text:tab/><text:tab/></text:span><text:span text:style-name="T3">f12</text:span></text:p>
      <text:p text:style-name="P4"><text:tab/><text:span text:style-name="T6">101101<text:tab/>45<text:tab/></text:span><text:span text:style-name="T26">a44</text:span><text:span text:style-name="T6"><text:tab/><text:tab/></text:span><text:span text:style-name="T16">c41</text:span><text:span text:style-name="T6"><text:tab/></text:span><text:span text:style-name="T12">d37</text:span><text:span text:style-name="T6"><text:tab/><text:tab/></text:span><text:span text:style-name="T3">f13</text:span></text:p>
      <text:p text:style-name="P4"><text:tab/><text:span text:style-name="T6">101110<text:tab/>46<text:tab/><text:tab/></text:span><text:span text:style-name="T21">b44</text:span><text:span text:style-name="T6"><text:tab/></text:span><text:span text:style-name="T16">c42</text:span><text:span text:style-name="T6"><text:tab/></text:span><text:span text:style-name="T12">d38</text:span><text:span text:style-name="T6"><text:tab/><text:tab/></text:span><text:span text:style-name="T3">f14</text:span></text:p>
      <text:p text:style-name="P4"><text:tab/><text:span text:style-name="T6">101111<text:tab/></text:span><text:span text:style-name="T36">47</text:span><text:span text:style-name="T6"><text:tab/></text:span><text:span text:style-name="T26">a46</text:span><text:span text:style-name="T6"><text:tab/></text:span><text:span text:style-name="T21">b45</text:span><text:span text:style-name="T6"><text:tab/></text:span><text:span text:style-name="T16">c43</text:span><text:span text:style-name="T6"><text:tab/></text:span><text:span text:style-name="T12">d39</text:span><text:span text:style-name="T6"><text:tab/><text:tab/></text:span><text:span text:style-name="T3">f15</text:span></text:p>
      <text:p text:style-name="P4"><text:tab/><text:span text:style-name="T7">110000<text:tab/>48<text:tab/><text:tab/><text:tab/><text:tab/><text:tab/></text:span><text:span text:style-name="T8">e32</text:span><text:span text:style-name="T7"><text:tab/></text:span><text:span text:style-name="T2">f16</text:span></text:p>
      <text:p text:style-name="P4"><text:tab/><text:span text:style-name="T7">110001<text:tab/>49<text:tab/></text:span><text:span text:style-name="T25">a48</text:span><text:span text:style-name="T7"><text:tab/><text:tab/><text:tab/><text:tab/></text:span><text:span text:style-name="T8">e33</text:span><text:span text:style-name="T7"><text:tab/></text:span><text:span text:style-name="T2">f17</text:span></text:p>
      <text:p text:style-name="P4"><text:tab/><text:span text:style-name="T7">110010<text:tab/>50<text:tab/><text:tab/></text:span><text:span text:style-name="T20">b48</text:span><text:span text:style-name="T7"><text:tab/><text:tab/><text:tab/></text:span><text:span text:style-name="T8">e34</text:span><text:span text:style-name="T7"><text:tab/></text:span><text:span text:style-name="T2">f18</text:span></text:p>
      <text:p text:style-name="P4"><text:tab/><text:span text:style-name="T7">110011<text:tab/></text:span><text:span text:style-name="T37">51</text:span><text:span text:style-name="T7"><text:tab/></text:span><text:span text:style-name="T25">a50</text:span><text:span text:style-name="T7"><text:tab/></text:span><text:span text:style-name="T20">b49</text:span><text:span text:style-name="T7"><text:tab/><text:tab/><text:tab/></text:span><text:span text:style-name="T8">e35</text:span><text:span text:style-name="T7"><text:tab/></text:span><text:span text:style-name="T2">f19</text:span></text:p>
      <text:p text:style-name="P4"><text:tab/><text:span text:style-name="T7">110100<text:tab/>52<text:tab/><text:tab/><text:tab/></text:span><text:span text:style-name="T15">c48</text:span><text:span text:style-name="T7"><text:tab/><text:tab/></text:span><text:span text:style-name="T8">e36</text:span><text:span text:style-name="T7"><text:tab/></text:span><text:span text:style-name="T4">f20</text:span></text:p>
      <text:p text:style-name="P4"><text:tab/><text:span text:style-name="T7">110101<text:tab/></text:span><text:span text:style-name="T37">53</text:span><text:span text:style-name="T7"><text:tab/></text:span><text:span text:style-name="T25">a52</text:span><text:span text:style-name="T7"><text:tab/><text:tab/></text:span><text:span text:style-name="T15">c49</text:span><text:span text:style-name="T7"><text:tab/><text:tab/></text:span><text:span text:style-name="T8">e37</text:span><text:span text:style-name="T7"><text:tab/></text:span><text:span text:style-name="T4">f21</text:span></text:p>
      <text:p text:style-name="P4"><text:tab/><text:span text:style-name="T7">110110<text:tab/>54<text:tab/><text:tab/></text:span><text:span text:style-name="T20">b52</text:span><text:span text:style-name="T7"><text:tab/></text:span><text:span text:style-name="T15">c50</text:span><text:span text:style-name="T7"><text:tab/><text:tab/></text:span><text:span text:style-name="T8">e38</text:span><text:span text:style-name="T7"><text:tab/></text:span><text:span text:style-name="T4">f22</text:span></text:p>
      <text:p text:style-name="P4"><text:tab/><text:span text:style-name="T7">110111<text:tab/>55<text:tab/></text:span><text:span text:style-name="T25">a54</text:span><text:span text:style-name="T7"><text:tab/></text:span><text:span text:style-name="T20">b53</text:span><text:span text:style-name="T7"><text:tab/></text:span><text:span text:style-name="T15">c51</text:span><text:span text:style-name="T7"><text:tab/><text:tab/></text:span><text:span text:style-name="T8">e39</text:span><text:span text:style-name="T7"><text:tab/></text:span><text:span text:style-name="T2">f23</text:span></text:p>
      <text:p text:style-name="P4"><text:tab/><text:span text:style-name="T7">111000<text:tab/>56<text:tab/><text:tab/><text:tab/><text:tab/></text:span><text:span text:style-name="T11">d48</text:span><text:span text:style-name="T7"><text:tab/></text:span><text:span text:style-name="T8">e40</text:span><text:span text:style-name="T7"><text:tab/></text:span><text:span text:style-name="T2">f24</text:span></text:p>
      <text:p text:style-name="P4"><text:tab/><text:span text:style-name="T7">111001<text:tab/></text:span><text:span text:style-name="T37">57</text:span><text:span text:style-name="T7"><text:tab/></text:span><text:span text:style-name="T25">a56</text:span><text:span text:style-name="T7"><text:tab/><text:tab/><text:tab/></text:span><text:span text:style-name="T11">d49</text:span><text:span text:style-name="T7"><text:tab/></text:span><text:span text:style-name="T8">e41</text:span><text:span text:style-name="T7"><text:tab/></text:span><text:span text:style-name="T2">f25</text:span></text:p>
      <text:p text:style-name="P4"><text:tab/><text:span text:style-name="T7">111010<text:tab/>58<text:tab/><text:tab/></text:span><text:span text:style-name="T20">b56</text:span><text:span text:style-name="T30"><text:tab/></text:span><text:span text:style-name="T7"><text:tab/></text:span><text:span text:style-name="T11">d50</text:span><text:span text:style-name="T7"><text:tab/></text:span><text:span text:style-name="T8">e42</text:span><text:span text:style-name="T7"><text:tab/></text:span><text:span text:style-name="T2">f26</text:span></text:p>
      <text:p text:style-name="P4"><text:tab/><text:span text:style-name="T7">111011<text:tab/></text:span><text:span text:style-name="T37">59</text:span><text:span text:style-name="T7"><text:tab/></text:span><text:span text:style-name="T25">a58</text:span><text:span text:style-name="T7"><text:tab/></text:span><text:span text:style-name="T20">b57</text:span><text:span text:style-name="T7"><text:tab/><text:tab/></text:span><text:span text:style-name="T11">d51</text:span><text:span text:style-name="T7"><text:tab/></text:span><text:span text:style-name="T8">e43</text:span><text:span text:style-name="T7"><text:tab/></text:span><text:span text:style-name="T2">f27</text:span></text:p>
      <text:p text:style-name="P4"><text:tab/><text:span text:style-name="T7">111100<text:tab/>60<text:tab/><text:tab/><text:tab/></text:span><text:span text:style-name="T15">c56</text:span><text:span text:style-name="T7"><text:tab/></text:span><text:span text:style-name="T11">d52</text:span><text:span text:style-name="T7"><text:tab/></text:span><text:span text:style-name="T8">e44</text:span><text:span text:style-name="T7"><text:tab/></text:span><text:span text:style-name="T2">f28</text:span></text:p>
      <text:p text:style-name="P4"><text:tab/><text:span text:style-name="T7">111101<text:tab/></text:span><text:span text:style-name="T37">61</text:span><text:span text:style-name="T7"><text:tab/></text:span><text:span text:style-name="T25">a60</text:span><text:span text:style-name="T7"><text:tab/><text:tab/></text:span><text:span text:style-name="T15">c57</text:span><text:span text:style-name="T7"><text:tab/></text:span><text:span text:style-name="T11">d53</text:span><text:span text:style-name="T7"><text:tab/></text:span><text:span text:style-name="T8">e45</text:span><text:span text:style-name="T7"><text:tab/></text:span><text:span text:style-name="T2">f29</text:span></text:p>
      <text:p text:style-name="P4"><text:tab/><text:span text:style-name="T7">111110<text:tab/>62<text:tab/><text:tab/></text:span><text:span text:style-name="T20">b60</text:span><text:span text:style-name="T7"><text:tab/></text:span><text:span text:style-name="T15">c58</text:span><text:span text:style-name="T7"><text:tab/></text:span><text:span text:style-name="T11">d54</text:span><text:span text:style-name="T7"><text:tab/></text:span><text:span text:style-name="T8">e46</text:span><text:span text:style-name="T7"><text:tab/></text:span><text:span text:style-name="T2">f30</text:span></text:p>
      <text:p text:style-name="P4"><text:tab/><text:span text:style-name="T7">111111<text:tab/></text:span><text:span text:style-name="T37">63</text:span><text:span text:style-name="T7"><text:tab/></text:span><text:span text:style-name="T25">a62</text:span><text:span text:style-name="T7"><text:tab/></text:span><text:span text:style-name="T20">b61</text:span><text:span text:style-name="T7"><text:tab/></text:span><text:span text:style-name="T15">c59</text:span><text:span text:style-name="T7"><text:tab/></text:span><text:span text:style-name="T11">d55</text:span><text:span text:style-name="T7"><text:tab/></text:span><text:span text:style-name="T8">e47</text:span><text:span text:style-name="T7"><text:tab/></text:span><text:span text:style-name="T2">f31</text:span></text:p>
      <text:p text:style-name="P3"/>
      <text:p text:style-name="P8">For every non-zero bit, there is a sub-group, which follows the frequency of that bit. <text:span text:style-name="T39">When it is turned on, the sub-group appears, relative to the sum. When it is turned off, the sub-group disappears. Also, notice that many primes have a sub-group that is a pri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5:22:04.402581000</meta:creation-date>
    <dc:date>2018-11-11T21:22:58.697398000</dc:date>
    <meta:editing-duration>PT12M51S</meta:editing-duration>
    <meta:editing-cycles>1</meta:editing-cycles>
    <meta:document-statistic meta:table-count="0" meta:image-count="0" meta:object-count="0" meta:page-count="2" meta:paragraph-count="98" meta:word-count="666" meta:character-count="3283" meta:non-whitespace-character-count="2494"/>
    <meta:generator>LibreOffice/5.1.2.2$MacOSX_X86_64 LibreOffice_project/d3bf12ecb743fc0d20e0be0c58ca359301eb705f</meta:generator>
  </office:meta>
</office:document-meta>
</file>